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calibri" fo:font-size="8.25pt" fo:letter-spacing="normal" fo:font-style="normal" fo:font-weight="normal"/>
    </style:style>
    <style:style style:name="T2"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gdpreztt"&gt;&lt;div class="gdprezhaut" style="border-bottom:40px solid #db6e5e;"&gt; &lt;div style="clip-path: polygon(0 0, 100% 0%, 100% 100%, 30% 100%); margin-left:300px;"&gt;&lt;img src="https://i.imgur.com/fUhUd6I.png" class="prezimg1"&gt;&lt;/div&gt;&lt;div class="prezpseudo" style="color:#db6e5e;"&gt;Prénom  P² Nom &lt;/div&gt; &lt;div class="prezicon1"&gt;&lt;img src="https://i.imgur.com/iMbQ2wc.png" style="border:5px solid #db6e5e;"/&gt;&lt;/div&gt;&lt;div class="prezcitation1" style="color:#db6e5e;"&gt;<text:line-break/> "Une jolie citation car franchement qui n'aime pas ça ?"&lt;/div&gt;&lt;/div&gt;<text:line-break/> &lt;div class="prezbasics" style="border-bottom: 8px solid #db6e5e; margin-left:250px; margin-bottom:10px;<text:line-break/>"&gt; Basics &lt;/div&gt;<text:line-break/>&lt;div class="prezbanniere" style="background-image:url('https://i.imgur.com/vPV2NSL.png')"&gt;&lt;div class="prezcit1" style="position:absolute; top:120px; left:167px;"&gt;Ici des citations de livres qu'on a  jamais lus, de films que l'on n'a fait que voir, et de musiques que nous n'avons jamais plus qu'entendues&lt;/div&gt;<text:line-break/>&lt;/div&gt;&lt;div class="prezcadre1" style="border-right: 5px solid #db6e5e"&gt;&lt;b&gt;Nom : &lt;/b&gt; Edwards<text:line-break/>&lt;b&gt;Prénom : &lt;/b&gt; Elliot Elias<text:line-break/>&lt;b&gt; Genre :&lt;/b&gt; M<text:line-break/>&lt;b&gt;Age: &lt;/b&gt; 24 ans<text:line-break/>&lt;b&gt; Situation maritale :  &lt;/b&gt; Célibataire<text:line-break/>&lt;b&gt;Origine sociale: &lt;/b&gt; Bourgeoisie<text:line-break/>&lt;b&gt;Nationalité :&lt;/b&gt; Anglaise<text:line-break/>&lt;b&gt;Orientation sexuelle : &lt;/b&gt; Hétérosexuel<text:line-break/>&lt;b&gt;Groupe : &lt;/b&gt; Notos<text:line-break/>&lt;b&gt;Déité : &lt;/b&gt; Shou<text:line-break/>&lt;b&gt; Rang&lt;/b&gt; : 1<text:line-break/>&lt;b&gt; Familier&lt;/b&gt;: N/A<text:line-break/>&lt;b&gt; Avatar :&lt;/b&gt; texte huit<text:line-break/>&lt;b&gt;Occupation :&lt;/b&gt;Comédien/Dramaturge/Bouffon ?<text:line-break/>&lt;b&gt;Taille et poids : &lt;/b&gt; 1m78 pour 70kg<text:line-break/>&lt;b&gt;Carnation : &lt;/b&gt; texte onze<text:line-break/>&lt;b&gt;Signe physique distinctif&lt;/b&gt; texte douze<text:line-break/>&lt;b&gt;Type de vêtements :&lt;/b&gt;Ostentatoires<text:line-break/>&lt;b&gt;Autre indication : &lt;/b&gt; Elliot a l'immense fortune d'être gaucher&lt;/div&gt;&lt;div class="prezmental" style="margin-top:-320px;margin-left:275px;"&gt; Ici présentation morale du personnage, ses envies ses folies ses qualités ses défauts ses rêves ses cauchemars, et toutes ses craintes inavouées. Pas de nombre de lignes minimum&lt;/div&gt;<text:line-break/>&lt;div class="prezbanniere" style="background-image:url('https://i.imgur.com/CFSqahJ.png')"&gt;&lt;div class="prezcit1" style="position:absolute; top:115px; left:50px;"&gt;Ici des citations de livres qu'on a  jamais lus, de films que l'on n'a fait que voir, et de musiques que nous n'avons jamais plus qu'entendues&lt;/div&gt;&lt;/div&gt;<text:line-break/> &lt;div class="prezhistoire"&gt; Histoire, pas de nombre de mots minimums mais indiquez-nous d'où vient votre personnage, et les éléments marquants de sa vie. Vous pouvez faire la mission d'initiation dans votre histoire, ou en rp solo en tant que premier post. Les missions d'initiations sont trouvables [url=https://damnatio-memoriae.forumsrpg.com/t22-les-missions]ici[/url]. Si vous créez votre personnage directement au niveau 2 -ou plus- vous pouvez procéder de la même manière. Restez juste cohérents : si vous faites la mission de niveau 2 en histoire, faites également la mission d'initiation.&lt;/div&gt;<text:line-break/> &lt;div class="prezbanniere" style="background-image:url('https://i.imgur.com/npq51Bm.png')"&gt;&lt;div class="prezcit1" style="position:absolute; top:120px; left:158px;"&gt;Ici des citations de livres qu'on a  jamais lus, de films que l'on n'a fait que voir, et de musiques que nous n'avons jamais plus qu'entendues&lt;/div&gt;&lt;/div&gt;&lt;img src="https://i.imgur.com/zVLhN6Q.png" class="prezimg2"/&gt;&lt;div class="prezirl" style="margin-<text:soft-page-break/>top:-160px; margin-left:325px;"&gt;&lt;b&gt; Pseudo : &lt;/b&gt; Toé<text:line-break/> &lt;b&gt; Âge : &lt;/b&gt; 28 ans<text:line-break/> &lt;b&gt; Pronoms : &lt;/b&gt; Il<text:line-break/> &lt;b&gt; Comment as tu trouvé le forum : &lt;/b&gt; J'ai créé internet<text:line-break/> &lt;b&gt; Une question ? : &lt;/b&gt; Nope<text:line-break/> &lt;b&gt; Une remarque ?  :&lt;/b&gt; &lt;/div&gt;&lt;div class="prezligne" style="background-color:#db6e5e;"&gt; &lt;img src="https://i.imgur.com/akBLvEX.png" style="border: 5px solid #db6e5e; " class="prezicon2"&gt;&lt;/div&gt;<text:line-break/>&lt;div style="color:#E1E1E1; text-align:center;"&gt; Fiche de présentation par Novell et Kaleidoscope&lt;/div&gt;<text:line-break/> &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18T14:45:27.40</meta:creation-date>
    <dc:date>2020-09-18T14:54:40.70</dc:date>
    <dc:creator>Théo </dc:creator>
    <meta:editing-duration>PT9M6S</meta:editing-duration>
    <meta:editing-cycles>16</meta:editing-cycles>
    <meta:generator>OpenOffice/4.1.1$Win32 OpenOffice.org_project/411m6$Build-9775</meta:generator>
    <meta:document-statistic meta:table-count="0" meta:image-count="0" meta:object-count="0" meta:page-count="2" meta:paragraph-count="1" meta:word-count="424" meta:character-count="3762"/>
  </office:meta>
</office:document-meta>
</file>